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4.8947916666666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firmationdeta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column table:style-name="co5" table:number-columns-repeated="16128" table:default-cell-style-name="ce1"/>
        <table:table-row table:style-name="ro1">
          <table:table-cell office:value-type="string" table:style-name="ce3">
            <text:p>flightNumber</text:p>
          </table:table-cell>
          <table:table-cell office:value-type="string" table:style-name="ce4">
            <text:p>pnrNumber </text:p>
          </table:table-cell>
          <table:table-cell office:value-type="string" table:style-name="ce3">
            <text:p>userName</text:p>
          </table:table-cell>
          <table:table-cell office:value-type="string" table:style-name="ce3">
            <text:p>passengerCount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upeshrahate05@gmail.com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nu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3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yjry05@gmail.com</text:p>
          </table:table-cell>
          <table:table-cell office:value-type="float" office:value="4" table:style-name="ce1">
            <text:p>4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upeshrahate05@gmail.com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u123@hot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3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nu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u123@hot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h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u123@hot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4567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rupeshrahate05@gmail.com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u123@hot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rajushetty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aju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u123@hot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aradhyag3a4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upeshrahate05@gmail.com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upeshrahate05@gmail.com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upeshrahate05@gmail.com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456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rupeshrahate05@gmail.com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rupeshrahate05@gmail.com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4567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rupeshrahate05@gmail.com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upeshrahate05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2735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rgwrggwrg@gmail.com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45678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rupeshrahate05@gmail.com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45678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rupeshrahate05@gmail.com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3</meta:initial-creator>
    <dc:creator>Admin</dc:creator>
    <meta:creation-date>2020-12-02T19:55:29Z</meta:creation-date>
    <dc:date>2020-12-02T18:56:56Z</dc:date>
  </office:meta>
</office:document-meta>
</file>